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21">
            <text:p>2021</text:p>
          </table:table-cell>
          <table:table-cell table:style-name="ce22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02">
            <text:p>15,602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97">
            <text:p>1,597</text:p>
          </table:table-cell>
          <table:table-cell table:style-name="ce23" office:value-type="float" office:value="785">
            <text:p>78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22">
            <text:p>8,922</text:p>
          </table:table-cell>
          <table:table-cell table:style-name="ce23" office:value-type="float" office:value="2245">
            <text:p>2,2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92">
            <text:p>1692</text:p>
          </table:table-cell>
          <table:table-cell table:style-name="ce22" office:value-type="float" office:value="826">
            <text:p>8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33">
            <text:p>11533</text:p>
          </table:table-cell>
          <table:table-cell table:style-name="ce22" office:value-type="float" office:value="1651">
            <text:p>165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46">
            <text:p>1,546</text:p>
          </table:table-cell>
          <table:table-cell table:style-name="ce22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582">
            <text:p>49,582</text:p>
          </table:table-cell>
          <table:table-cell table:style-name="ce22" office:value-type="float" office:value="9760">
            <text:p>97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52">
            <text:p>4,85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62">
            <text:p>1,862</text:p>
          </table:table-cell>
          <table:table-cell table:style-name="ce23" office:value-type="float" office:value="771">
            <text:p>77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68">
            <text:p>1476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74">
            <text:p>10774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91">
            <text:p>1,891</text:p>
          </table:table-cell>
          <table:table-cell table:style-name="ce23" office:value-type="float" office:value="753">
            <text:p>7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2">
            <text:p>248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58">
            <text:p>2258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508">
            <text:p>36508</text:p>
          </table:table-cell>
          <table:table-cell table:style-name="ce22" office:value-type="float" office:value="2748">
            <text:p>27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557">
            <text:p>73557</text:p>
          </table:table-cell>
          <table:table-cell table:style-name="ce22" office:value-type="float" office:value="8068">
            <text:p>80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139">
            <text:p>123139</text:p>
          </table:table-cell>
          <table:table-cell table:style-name="ce22" office:value-type="float" office:value="17828">
            <text:p>178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